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SerializerTest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SerializerTest.test_10_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SerializerTest.test_12_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Serializer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SerializerTest.test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SerializerTest.test_9_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SerializerTest.test_6_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SerializerTest.test_8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SerializerTest.test_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SerializerTest.test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SerializerTest.test_5_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Serializer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Enti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SerializerTest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SerializerTest.test_11_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SerializerTest.test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Serializer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SerializerTest.test_2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Entity.TestEntit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SerializerTest.test_7_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SerializerTest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SerializerTest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SerializerTest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SerializerTest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